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roid Sans" officeooo:rsid="0006fa2c" officeooo:paragraph-rsid="0006fa2c"/>
    </style:style>
    <style:style style:name="P2" style:family="paragraph" style:parent-style-name="Standard">
      <style:text-properties style:font-name="DejaVu Sans Condensed" fo:font-weight="bold" officeooo:rsid="0006fa2c" officeooo:paragraph-rsid="0006fa2c" style:font-weight-asian="bold" style:font-weight-complex="bold"/>
    </style:style>
    <style:style style:name="P3" style:family="paragraph" style:parent-style-name="Standard">
      <style:text-properties style:font-name="DejaVu Sans Condensed" officeooo:rsid="0006fa2c" officeooo:paragraph-rsid="0006fa2c"/>
    </style:style>
    <style:style style:name="P4" style:family="paragraph" style:parent-style-name="Standard" style:list-style-name="L1">
      <style:text-properties style:font-name="DejaVu Sans Condensed" officeooo:rsid="0006fa2c" officeooo:paragraph-rsid="0006fa2c"/>
    </style:style>
    <style:style style:name="P5" style:family="paragraph" style:parent-style-name="Standard" style:list-style-name="L1">
      <style:text-properties style:font-name="DejaVu Sans Condensed" officeooo:rsid="0006fa2c" officeooo:paragraph-rsid="0012fe2b"/>
    </style:style>
    <style:style style:name="P6" style:family="paragraph" style:parent-style-name="Standard" style:list-style-name="L1">
      <style:text-properties style:font-name="DejaVu Sans Condensed" officeooo:rsid="0008f3f8" officeooo:paragraph-rsid="0008f3f8"/>
    </style:style>
    <style:style style:name="P7" style:family="paragraph" style:parent-style-name="Standard" style:list-style-name="L1">
      <style:text-properties style:font-name="DejaVu Sans Condensed" officeooo:rsid="0009c6b3" officeooo:paragraph-rsid="0009c6b3"/>
    </style:style>
    <style:style style:name="P8" style:family="paragraph" style:parent-style-name="Standard" style:list-style-name="L1">
      <style:text-properties style:font-name="DejaVu Sans Condensed" officeooo:rsid="000b1610" officeooo:paragraph-rsid="000b1610"/>
    </style:style>
    <style:style style:name="P9" style:family="paragraph" style:parent-style-name="Standard" style:list-style-name="L1">
      <style:text-properties style:font-name="DejaVu Sans Condensed" officeooo:rsid="000b8a2c" officeooo:paragraph-rsid="000b8a2c"/>
    </style:style>
    <style:style style:name="P10" style:family="paragraph" style:parent-style-name="Standard">
      <style:text-properties style:font-name="DejaVu Sans Condensed" officeooo:rsid="000b8a2c" officeooo:paragraph-rsid="000b8a2c"/>
    </style:style>
    <style:style style:name="P11" style:family="paragraph" style:parent-style-name="Standard" style:list-style-name="L3">
      <style:text-properties style:font-name="DejaVu Sans Condensed" officeooo:rsid="000b8a2c" officeooo:paragraph-rsid="000b8a2c"/>
    </style:style>
    <style:style style:name="P12" style:family="paragraph" style:parent-style-name="Standard">
      <style:text-properties style:font-name="DejaVu Sans Condensed" fo:font-style="italic" fo:font-weight="normal" officeooo:rsid="000b8a2c" officeooo:paragraph-rsid="000b8a2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DejaVu Sans Condensed" fo:font-style="italic" fo:font-weight="normal" officeooo:rsid="000df324" officeooo:paragraph-rsid="000df32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DejaVu Sans Condensed" officeooo:rsid="000df324" officeooo:paragraph-rsid="000df324"/>
    </style:style>
    <style:style style:name="P15" style:family="paragraph" style:parent-style-name="Standard" style:list-style-name="L4">
      <style:text-properties style:font-name="DejaVu Sans Condensed" officeooo:rsid="000df324" officeooo:paragraph-rsid="000df324"/>
    </style:style>
    <style:style style:name="P16" style:family="paragraph" style:parent-style-name="Standard" style:list-style-name="L4">
      <style:text-properties style:font-name="DejaVu Sans Condensed" officeooo:rsid="000df324" officeooo:paragraph-rsid="000f38e8"/>
    </style:style>
    <style:style style:name="T1" style:family="text">
      <style:text-properties officeooo:rsid="0009c6b3"/>
    </style:style>
    <style:style style:name="T2" style:family="text">
      <style:text-properties officeooo:rsid="000b8a2c"/>
    </style:style>
    <style:style style:name="T3" style:family="text">
      <style:text-properties officeooo:rsid="000df324"/>
    </style:style>
    <style:style style:name="T4" style:family="text">
      <style:text-properties officeooo:rsid="001142fb"/>
    </style:style>
    <style:style style:name="T5" style:family="text">
      <style:text-properties officeooo:rsid="0012fe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chtigste Erkenntnisse der Contextual Inquiry (Mitarbeiter)</text:p>
      <text:p text:style-name="P3"/>
      <text:list xml:id="list6119087282698841695" text:style-name="L1">
        <text:list-item>
          <text:p text:style-name="P4">Erreichen von Zielen vor allem über Browser-Bookmarks</text:p>
        </text:list-item>
        <text:list-item>
          <text:p text:style-name="P4">Admin-Seiten werden ohne Navigation über öffentliche Seite erreicht</text:p>
        </text:list-item>
        <text:list-item>
          <text:p text:style-name="P4">Slider sollte bei News bevorzugt werden (statt “langweiliger” dynamischer Liste)</text:p>
        </text:list-item>
        <text:list-item>
          <text:p text:style-name="P5">Vermarktung von neuen Inhalten muss besser gestaltet werden</text:p>
        </text:list-item>
        <text:list-item>
          <text:p text:style-name="P6">Single-Login dringend notwendig</text:p>
        </text:list-item>
        <text:list-item>
          <text:p text:style-name="P6">Unterscheidung der drei Menü-Ebenen fällt oft schwer (sehr wenig Platz/Einrückung, keine farbliche Unterscheidung, teilweise wird Menü vor jeder neuen Aufgabe eingeklappt über Startseite für “fresh Start”)</text:p>
        </text:list-item>
        <text:list-item>
          <text:p text:style-name="P6">FAQs sind nicht echte FAQs sondern selbst zusammen gestellt (zeigt grundsätzliches Problem: Schließen von sich selbst auf die Nutzer)</text:p>
        </text:list-item>
        <text:list-item>
          <text:p text:style-name="P7">Unser RZ wird als Mitarbeiter- und Telefonnumern-Suche verwendet</text:p>
        </text:list-item>
        <text:list-item>
          <text:p text:style-name="P8">Oft kein logischer Zusammenhang zwischen erster und zweiter Ebene</text:p>
        </text:list-item>
        <text:list-item>
          <text:p text:style-name="P9">Zusammenarbeit im RZ eher schlecht, Regeln werden missachtet</text:p>
        </text:list-item>
        <text:list-item>
          <text:p text:style-name="P9">teilweise Reiter/Tabs, teilweise Ausklapp-Menüs</text:p>
        </text:list-item>
      </text:list>
      <text:p text:style-name="P10"/>
      <text:p text:style-name="P10"/>
      <text:p text:style-name="P12"><text:span text:style-name="T5">Zusammenfassung – g</text:span>rößte Probleme:</text:p>
      <text:list xml:id="list4374562801092373806" text:style-name="L3">
        <text:list-item>
          <text:p text:style-name="P11">Menustruktur ergibt keinen Sinn</text:p>
        </text:list-item>
        <text:list-item>
          <text:p text:style-name="P11">keine konsistente Gestaltung</text:p>
        </text:list-item>
        <text:list-item>
          <text:p text:style-name="P11">sehr viel unnötiger Text (vor allem auf zweiter Menü-Ebene)</text:p>
        </text:list-item>
        <text:list-item>
          <text:p text:style-name="P11">keine Regeln oder Guidelines</text:p>
        </text:list-item>
        <text:list-item>
          <text:p text:style-name="P11"><text:span text:style-name="T3">viele externe Seiten/</text:span>kein Single-Login</text:p>
        </text:list-item>
      </text:list>
      <text:p text:style-name="P14"/>
      <text:p text:style-name="P13">Gravierende Probleme, die nicht im Projekt gelöst werden können:</text:p>
      <text:list xml:id="list88134939245233983" text:style-name="L4">
        <text:list-item>
          <text:p text:style-name="P15">Gestaltung des Menüs links</text:p>
        </text:list-item>
        <text:list-item>
          <text:p text:style-name="P16"><text:span text:style-name="T1">interne Suche (Verwendung von Google)</text:span></text:p>
        </text:list-item>
        <text:list-item>
          <text:p text:style-name="P15">externe Sei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0:19:52.294237279</meta:creation-date>
    <dc:date>2015-07-30T10:58:02.573124004</dc:date>
    <meta:editing-duration>PT21M34S</meta:editing-duration>
    <meta:editing-cycles>11</meta:editing-cycles>
    <meta:generator>LibreOffice/4.4.2.2$Linux_x86 LibreOffice_project/40m0$Build-2</meta:generator>
    <meta:document-statistic meta:table-count="0" meta:image-count="0" meta:object-count="0" meta:page-count="1" meta:paragraph-count="22" meta:word-count="182" meta:character-count="1302" meta:non-whitespace-character-count="1160"/>
  </office:meta>
</office:document-meta>
</file>